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" draw:marker-start-width="0.279cm" draw:marker-end-width="0.279cm" svg:stroke-opacity="30%" draw:fill-color="#440022" draw:opacity="70%" draw:textarea-horizontal-align="justify" draw:textarea-vertical-align="middle" draw:auto-grow-height="false" fo:min-height="0.968cm" fo:min-width="3.004cm" fo:padding-top="0.151cm" fo:padding-bottom="0.151cm" fo:padding-left="0.276cm" fo:padding-right="0.276cm" draw:shadow="visible" draw:shadow-offset-x="0.071cm" draw:shadow-offset-y="0.071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0.639cm" fo:min-width="3.564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0.639cm" fo:min-width="1.405cm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.639cm" fo:min-width="1.024cm"/>
    </style:style>
    <style:style style:name="gr5" style:family="graphic" style:parent-style-name="standard">
      <style:graphic-properties svg:stroke-color="#200202" draw:fill-color="#990000" draw:opacity="98%" draw:textarea-horizontal-align="justify" draw:textarea-vertical-align="middle" draw:auto-grow-height="false" fo:min-height="0.385cm" fo:min-width="2.548cm"/>
    </style:style>
    <style:style style:name="gr6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2.548cm"/>
    </style:style>
    <style:style style:name="gr7" style:family="graphic" style:parent-style-name="standard">
      <style:graphic-properties svg:stroke-width="0.035cm" svg:stroke-color="#000000" draw:marker-start="Dimension_20_Lines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="Dimension_20_Lines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0.639cm" fo:min-width="1.786cm"/>
    </style:style>
    <style:style style:name="gr10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2.802cm"/>
    </style:style>
    <style:style style:name="gr11" style:family="graphic" style:parent-style-name="standard">
      <style:graphic-properties draw:opacity="50%" draw:textarea-horizontal-align="justify" draw:textarea-vertical-align="middle" draw:auto-grow-height="false" fo:min-height="0.639cm" fo:min-width="2.929cm"/>
    </style:style>
    <style:style style:name="gr12" style:family="graphic" style:parent-style-name="standard">
      <style:graphic-properties draw:opacity="50%" draw:textarea-horizontal-align="justify" draw:textarea-vertical-align="middle" draw:auto-grow-height="false" fo:min-height="0.639cm" fo:min-width="2.294cm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0.639cm" fo:min-width="2.548cm"/>
    </style:style>
    <style:style style:name="gr14" style:family="graphic" style:parent-style-name="standard">
      <style:graphic-properties draw:opacity="50%" draw:textarea-horizontal-align="justify" draw:textarea-vertical-align="middle" draw:auto-grow-height="false" fo:min-height="0.639cm" fo:min-width="3.691cm"/>
    </style:style>
    <style:style style:name="gr15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2.421cm"/>
    </style:style>
    <style:style style:name="gr16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1.913cm"/>
    </style:style>
    <style:style style:name="gr17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2.675cm"/>
    </style:style>
    <style:style style:name="gr18" style:family="graphic" style:parent-style-name="standard">
      <style:graphic-properties draw:opacity="50%" draw:textarea-horizontal-align="justify" draw:textarea-vertical-align="middle" draw:auto-grow-height="false" fo:min-height="0.639cm" fo:min-width="2.04cm"/>
    </style:style>
    <style:style style:name="gr19" style:family="graphic" style:parent-style-name="standard">
      <style:graphic-properties draw:opacity="50%" draw:textarea-horizontal-align="justify" draw:textarea-vertical-align="middle" draw:auto-grow-height="false" fo:min-height="0.639cm" fo:min-width="1.278cm"/>
    </style:style>
    <style:style style:name="gr20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2.294cm"/>
    </style:style>
    <style:style style:name="gr21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2.167cm"/>
    </style:style>
    <style:style style:name="gr22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2.929cm"/>
    </style:style>
    <style:style style:name="gr23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3.056cm"/>
    </style:style>
    <style:style style:name="gr24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385cm" fo:min-width="1.786cm"/>
    </style:style>
    <style:style style:name="gr25" style:family="graphic" style:parent-style-name="standard">
      <style:graphic-properties svg:stroke-color="#200202" draw:fill-color="#990000" draw:opacity="98%" draw:textarea-horizontal-align="justify" draw:textarea-vertical-align="middle" draw:auto-grow-height="false" fo:min-height="0.385cm" fo:min-width="1.913cm"/>
    </style:style>
    <style:style style:name="P1" style:family="paragraph">
      <style:paragraph-properties fo:text-align="center"/>
      <style:text-properties fo:color="#ffff99" style:font-name="Noto Sans CJK JP Bold"/>
    </style:style>
    <style:style style:name="P2" style:family="paragraph">
      <loext:graphic-properties draw:fill-color="#440022" draw:opacity="70%"/>
      <style:paragraph-properties fo:text-align="center"/>
      <style:text-properties fo:color="#ffff99" style:font-name="Noto Sans CJK JP Bold"/>
    </style:style>
    <style:style style:name="P3" style:family="paragraph">
      <style:paragraph-properties fo:text-align="center"/>
      <style:text-properties fo:color="#000066" style:font-name="Noto Sans CJK SC Bold" fo:font-size="15pt" style:font-size-asian="15pt" style:font-size-complex="15pt"/>
    </style:style>
    <style:style style:name="P4" style:family="paragraph">
      <loext:graphic-properties draw:opacity="50%"/>
      <style:paragraph-properties fo:text-align="center"/>
      <style:text-properties fo:color="#000066" style:font-name="Noto Sans CJK SC Bold" fo:font-size="15pt" style:font-size-asian="15pt" style:font-size-complex="15pt"/>
    </style:style>
    <style:style style:name="P5" style:family="paragraph">
      <style:paragraph-properties fo:text-align="center"/>
      <style:text-properties style:font-name="Noto Sans CJK JP Bold" fo:font-size="11pt" style:font-size-asian="11pt" style:font-size-complex="11pt"/>
    </style:style>
    <style:style style:name="P6" style:family="paragraph">
      <loext:graphic-properties draw:fill-color="#990000" draw:opacity="98%"/>
      <style:paragraph-properties fo:text-align="center"/>
      <style:text-properties style:font-name="Noto Sans CJK JP Bold" fo:font-size="11pt" style:font-size-asian="11pt" style:font-size-complex="11pt"/>
    </style:style>
    <style:style style:name="P7" style:family="paragraph">
      <loext:graphic-properties draw:fill-color="#990000" draw:opacity="100%"/>
      <style:paragraph-properties fo:text-align="center"/>
      <style:text-properties style:font-name="Noto Sans CJK JP Bold" fo:font-size="11pt" style:font-size-asian="11pt" style:font-size-complex="11pt"/>
    </style:style>
    <style:style style:name="P8" style:family="paragraph">
      <style:paragraph-properties fo:text-align="center"/>
    </style:style>
    <style:style style:name="T1" style:family="text">
      <style:text-properties fo:color="#ffff99" style:font-name="Noto Sans CJK JP Bold"/>
    </style:style>
    <style:style style:name="T2" style:family="text">
      <style:text-properties fo:color="#000066" style:font-name="Noto Sans CJK SC Bold" fo:font-size="15pt" style:font-size-asian="15pt" style:font-size-complex="15pt"/>
    </style:style>
    <style:style style:name="T3" style:family="text">
      <style:text-properties style:font-name="Noto Sans CJK JP Bold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7" draw:id="id77" draw:layer="layout" svg:width="3.556cm" svg:height="1.27cm" svg:x="1.635cm" svg:y="1.635cm">
          <text:p text:style-name="P1"><text:span text:style-name="T1">FROG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064cm" svg:height="0.889cm" svg:x="5.318cm" svg:y="7.985cm">
          <text:p text:style-name="P3"><text:span text:style-name="T2">score_board/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064cm" svg:height="0.889cm" svg:x="5.318cm" svg:y="5.953cm">
          <text:p text:style-name="P3"><text:span text:style-name="T2">console_args/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1.905cm" svg:height="0.889cm" svg:x="5.318cm" svg:y="9.89cm">
          <text:p text:style-name="P3"><text:span text:style-name="T2">logic/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2" draw:id="id32" draw:layer="layout" svg:width="1.524cm" svg:height="0.889cm" svg:x="5.318cm" svg:y="11.414cm">
          <text:p text:style-name="P3"><text:span text:style-name="T2">gui/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.048cm" svg:height="0.635cm" svg:x="10.779cm" svg:y="5.064cm">
          <text:p text:style-name="P5"><text:span text:style-name="T3">console_args.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048cm" svg:height="0.635cm" svg:x="10.779cm" svg:y="6.08cm">
          <text:p text:style-name="P5"><text:span text:style-name="T3">console_args.</text:span><text:span text:style-name="T3">c</text:span></text:p>
          <draw:enhanced-geometry svg:viewBox="0 0 21600 21600" draw:type="rectangle" draw:enhanced-path="M 0 0 L 21600 0 21600 21600 0 21600 0 0 Z N"/>
        </draw:custom-shape>
        <draw:connector draw:style-name="gr7" draw:text-style-name="P8" xml:id="id3" draw:id="id3" draw:layer="layout" svg:x1="10.779cm" svg:y1="6.397cm" svg:x2="9.382cm" svg:y2="6.397cm" draw:start-shape="id1" draw:start-glue-point="3" draw:end-shape="id2" draw:end-glue-point="1" svg:d="M10779 6397h-1397" svg:viewBox="0 0 1398 1">
          <text:p/>
        </draw:connector>
        <draw:connector draw:style-name="gr8" draw:text-style-name="P8" draw:layer="layout" svg:x1="10.08cm" svg:y1="6.397cm" svg:x2="10.779cm" svg:y2="5.381cm" draw:start-shape="id3" draw:start-glue-point="0" draw:end-shape="id4" draw:end-glue-point="3" svg:d="M10080 6397v-1016h699" svg:viewBox="0 0 700 1017">
          <text:p/>
        </draw:connector>
        <draw:custom-shape draw:style-name="gr6" draw:text-style-name="P7" xml:id="id8" draw:id="id8" draw:layer="layout" svg:width="3.048cm" svg:height="0.635cm" svg:x="10.779cm" svg:y="7.096cm">
          <text:p text:style-name="P5"><text:span text:style-name="T3">score_b</text:span><text:span text:style-name="T3">oard.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.048cm" svg:height="0.635cm" svg:x="10.779cm" svg:y="8.112cm">
          <text:p text:style-name="P5"><text:span text:style-name="T3">score_board.c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7" draw:id="id7" draw:layer="layout" svg:x1="9.382cm" svg:y1="8.429cm" svg:x2="10.779cm" svg:y2="8.429cm" draw:start-shape="id5" draw:start-glue-point="1" draw:end-shape="id6" draw:end-glue-point="3" svg:d="M9382 8429h1397" svg:viewBox="0 0 1398 1">
          <text:p/>
        </draw:connector>
        <draw:connector draw:style-name="gr8" draw:text-style-name="P8" draw:layer="layout" svg:x1="10.08cm" svg:y1="8.429cm" svg:x2="10.779cm" svg:y2="7.413cm" draw:start-shape="id7" draw:start-glue-point="0" draw:end-shape="id8" draw:end-glue-point="3" svg:d="M10080 8429v-1016h699" svg:viewBox="0 0 700 1017">
          <text:p/>
        </draw:connector>
        <draw:custom-shape draw:style-name="gr9" draw:text-style-name="P4" xml:id="id10" draw:id="id10" draw:layer="layout" svg:width="2.286cm" svg:height="0.889cm" svg:x="10.779cm" svg:y="9.89cm">
          <text:p text:style-name="P3"><text:span text:style-name="T2">frogg</text:span><text:span text:style-name="T2">er/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7.223cm" svg:y1="10.334cm" svg:x2="10.779cm" svg:y2="10.334cm" draw:start-shape="id9" draw:start-glue-point="1" draw:end-shape="id10" draw:end-glue-point="3" svg:d="M7223 10334h3556" svg:viewBox="0 0 3557 1">
          <text:p/>
        </draw:connector>
        <draw:custom-shape draw:style-name="gr10" draw:text-style-name="P7" xml:id="id11" draw:id="id11" draw:layer="layout" svg:width="3.302cm" svg:height="0.635cm" svg:x="16.621cm" svg:y="10.017cm">
          <text:p text:style-name="P5"><text:span text:style-name="T3">f</text:span><text:span text:style-name="T3">r</text:span><text:span text:style-name="T3">o</text:span><text:span text:style-name="T3">g</text:span><text:span text:style-name="T3">g</text:span><text:span text:style-name="T3">e</text:span><text:span text:style-name="T3">r</text:span><text:span text:style-name="T3">_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.</text:span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3" draw:id="id13" draw:layer="layout" svg:width="3.302cm" svg:height="0.635cm" svg:x="16.621cm" svg:y="9.001cm">
          <text:p text:style-name="P5"><text:span text:style-name="T3">frog</text:span><text:span text:style-name="T3">ger_</text:span><text:span text:style-name="T3">kern</text:span><text:span text:style-name="T3">el.h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12" draw:id="id12" draw:layer="layout" svg:x1="13.065cm" svg:y1="10.334cm" svg:x2="16.621cm" svg:y2="10.334cm" draw:start-shape="id10" draw:start-glue-point="1" draw:end-shape="id11" draw:end-glue-point="3" svg:d="M13065 10334h3556" svg:viewBox="0 0 3557 1">
          <text:p/>
        </draw:connector>
        <draw:connector draw:style-name="gr8" draw:text-style-name="P8" draw:layer="layout" svg:x1="14.843cm" svg:y1="10.334cm" svg:x2="16.621cm" svg:y2="9.318cm" draw:start-shape="id12" draw:start-glue-point="0" draw:end-shape="id13" draw:end-glue-point="3" svg:d="M14843 10334v-1016h1778" svg:viewBox="0 0 1779 1017">
          <text:p/>
        </draw:connector>
        <draw:custom-shape draw:style-name="gr11" draw:text-style-name="P4" xml:id="id18" draw:id="id18" draw:layer="layout" svg:width="3.429cm" svg:height="0.889cm" svg:x="10.779cm" svg:y="13.446cm">
          <text:p text:style-name="P3"><text:span text:style-name="T2">gui_</text:span><text:span text:style-name="T2">even</text:span><text:span text:style-name="T2">ts/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" draw:id="id26" draw:layer="layout" svg:width="2.794cm" svg:height="0.889cm" svg:x="10.779cm" svg:y="18.653cm">
          <text:p text:style-name="P3"><text:span text:style-name="T2">gui_files/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22" draw:id="id22" draw:layer="layout" svg:width="3.048cm" svg:height="0.889cm" svg:x="10.779cm" svg:y="16.494cm">
          <text:p text:style-name="P3"><text:span text:style-name="T2">gui_</text:span><text:span text:style-name="T2">time</text:span><text:span text:style-name="T2">r/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4" draw:id="id14" draw:layer="layout" svg:width="4.191cm" svg:height="0.889cm" svg:x="10.779cm" svg:y="11.414cm">
          <text:p text:style-name="P3"><text:span text:style-name="T2">gui_animat</text:span><text:span text:style-name="T2">ion/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5" draw:id="id15" draw:layer="layout" svg:width="3.302cm" svg:height="0.635cm" svg:x="16.621cm" svg:y="11.541cm">
          <text:p text:style-name="P5"><text:span text:style-name="T3">gui_animation</text:span><text:span text:style-name="T3">.h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7" draw:id="id17" draw:layer="layout" svg:width="3.302cm" svg:height="0.635cm" svg:x="16.621cm" svg:y="12.557cm">
          <text:p text:style-name="P5"><text:span text:style-name="T3">gui_animation.</text:span><text:span text:style-name="T3">c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16" draw:id="id16" draw:layer="layout" svg:x1="14.97cm" svg:y1="11.858cm" svg:x2="16.621cm" svg:y2="11.858cm" draw:start-shape="id14" draw:start-glue-point="1" draw:end-shape="id15" draw:end-glue-point="3" svg:d="M14970 11858h1651" svg:viewBox="0 0 1652 1">
          <text:p/>
        </draw:connector>
        <draw:connector draw:style-name="gr8" draw:text-style-name="P8" draw:layer="layout" svg:x1="15.795cm" svg:y1="11.858cm" svg:x2="16.621cm" svg:y2="12.874cm" draw:start-shape="id16" draw:start-glue-point="0" draw:end-shape="id17" draw:end-glue-point="3" svg:d="M15795 11858v1016h826" svg:viewBox="0 0 827 1017">
          <text:p/>
        </draw:connector>
        <draw:custom-shape draw:style-name="gr15" draw:text-style-name="P7" xml:id="id19" draw:id="id19" draw:layer="layout" svg:width="2.921cm" svg:height="0.635cm" svg:x="16.621cm" svg:y="13.573cm">
          <text:p text:style-name="P5"><text:span text:style-name="T3">gui_events.h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20" draw:id="id20" draw:layer="layout" svg:x1="14.208cm" svg:y1="13.89cm" svg:x2="16.621cm" svg:y2="13.89cm" draw:start-shape="id18" draw:start-glue-point="1" draw:end-shape="id19" draw:end-glue-point="3" svg:d="M14208 13890h2413" svg:viewBox="0 0 2414 1">
          <text:p/>
        </draw:connector>
        <draw:custom-shape draw:style-name="gr15" draw:text-style-name="P7" xml:id="id21" draw:id="id21" draw:layer="layout" svg:width="2.921cm" svg:height="0.635cm" svg:x="16.621cm" svg:y="14.589cm">
          <text:p text:style-name="P5"><text:span text:style-name="T3">gui_events.c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30" draw:id="id30" draw:layer="layout" svg:x1="15.414cm" svg:y1="13.89cm" svg:x2="16.621cm" svg:y2="14.906cm" draw:start-shape="id20" draw:start-glue-point="0" draw:end-shape="id21" draw:end-glue-point="3" svg:d="M15414 13890v1016h1207" svg:viewBox="0 0 1208 1017">
          <text:p/>
        </draw:connector>
        <draw:custom-shape draw:style-name="gr15" draw:text-style-name="P7" xml:id="id23" draw:id="id23" draw:layer="layout" svg:width="2.921cm" svg:height="0.635cm" svg:x="16.621cm" svg:y="16.621cm">
          <text:p text:style-name="P5"><text:span text:style-name="T3">gui_timer.h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25" draw:id="id25" draw:layer="layout" svg:width="2.921cm" svg:height="0.635cm" svg:x="16.621cm" svg:y="17.637cm">
          <text:p text:style-name="P5"><text:span text:style-name="T3">gui_timer.c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24" draw:id="id24" draw:layer="layout" svg:x1="13.827cm" svg:y1="16.938cm" svg:x2="16.621cm" svg:y2="16.938cm" draw:start-shape="id22" draw:start-glue-point="1" draw:end-shape="id23" draw:end-glue-point="3" svg:d="M13827 16938h2794" svg:viewBox="0 0 2795 1">
          <text:p/>
        </draw:connector>
        <draw:connector draw:style-name="gr8" draw:text-style-name="P8" draw:layer="layout" svg:x1="15.224cm" svg:y1="16.938cm" svg:x2="16.621cm" svg:y2="17.954cm" draw:start-shape="id24" draw:start-glue-point="0" draw:end-shape="id25" draw:end-glue-point="3" svg:d="M15224 16938v1016h1397" svg:viewBox="0 0 1398 1017">
          <text:p/>
        </draw:connector>
        <draw:custom-shape draw:style-name="gr16" draw:text-style-name="P7" xml:id="id27" draw:id="id27" draw:layer="layout" svg:width="2.413cm" svg:height="0.635cm" svg:x="16.621cm" svg:y="18.78cm">
          <text:p text:style-name="P5"><text:span text:style-name="T3">gui_files.h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28" draw:id="id28" draw:layer="layout" svg:x1="13.573cm" svg:y1="19.097cm" svg:x2="16.621cm" svg:y2="19.097cm" draw:start-shape="id26" draw:start-glue-point="1" draw:end-shape="id27" draw:end-glue-point="3" svg:d="M13573 19097h3048" svg:viewBox="0 0 3049 1">
          <text:p/>
        </draw:connector>
        <draw:custom-shape draw:style-name="gr16" draw:text-style-name="P7" xml:id="id29" draw:id="id29" draw:layer="layout" svg:width="2.413cm" svg:height="0.635cm" svg:x="16.621cm" svg:y="19.796cm">
          <text:p text:style-name="P5"><text:span text:style-name="T3">gui_files.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5.097cm" svg:y1="19.097cm" svg:x2="16.621cm" svg:y2="20.113cm" draw:start-shape="id28" draw:start-glue-point="0" draw:end-shape="id29" draw:end-glue-point="3" svg:d="M15097 19097v1016h1524" svg:viewBox="0 0 1525 1017">
          <text:p/>
        </draw:connector>
        <draw:custom-shape draw:style-name="gr17" draw:text-style-name="P7" xml:id="id31" draw:id="id31" draw:layer="layout" svg:width="3.175cm" svg:height="0.635cm" svg:x="16.621cm" svg:y="15.605cm">
          <text:p text:style-name="P5"><text:span text:style-name="T3">source_codes.h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5.414cm" svg:y1="14.906cm" svg:x2="16.621cm" svg:y2="15.922cm" draw:start-shape="id30" draw:start-glue-point="0" draw:end-shape="id31" draw:end-glue-point="3" svg:d="M15414 14906v1016h1207" svg:viewBox="0 0 1208 1017">
          <text:p/>
        </draw:connector>
        <draw:connector draw:style-name="gr8" draw:text-style-name="P8" xml:id="id33" draw:id="id33" draw:layer="layout" svg:x1="6.842cm" svg:y1="11.858cm" svg:x2="10.779cm" svg:y2="11.858cm" draw:start-shape="id32" draw:start-glue-point="1" draw:end-shape="id14" draw:end-glue-point="3" svg:d="M6842 11858h3937" svg:viewBox="0 0 3938 1">
          <text:p/>
        </draw:connector>
        <draw:connector draw:style-name="gr8" draw:text-style-name="P8" xml:id="id34" draw:id="id34" draw:layer="layout" svg:x1="8.81cm" svg:y1="11.858cm" svg:x2="10.779cm" svg:y2="13.89cm" draw:start-shape="id33" draw:start-glue-point="0" draw:end-shape="id18" draw:end-glue-point="3" svg:d="M8810 11858v2032h1969" svg:viewBox="0 0 1970 2033">
          <text:p/>
        </draw:connector>
        <draw:connector draw:style-name="gr8" draw:text-style-name="P8" xml:id="id35" draw:id="id35" draw:layer="layout" svg:x1="8.81cm" svg:y1="13.89cm" svg:x2="10.779cm" svg:y2="16.938cm" draw:start-shape="id34" draw:start-glue-point="0" draw:end-shape="id22" draw:end-glue-point="3" svg:d="M8810 13890v3048h1969" svg:viewBox="0 0 1970 3049">
          <text:p/>
        </draw:connector>
        <draw:connector draw:style-name="gr8" draw:text-style-name="P8" xml:id="id36" draw:id="id36" draw:layer="layout" svg:x1="8.81cm" svg:y1="16.938cm" svg:x2="10.779cm" svg:y2="19.097cm" draw:start-shape="id35" draw:start-glue-point="0" draw:end-shape="id26" draw:end-glue-point="3" svg:d="M8810 16938v2159h1969" svg:viewBox="0 0 1970 2160">
          <text:p/>
        </draw:connector>
        <draw:custom-shape draw:style-name="gr9" draw:text-style-name="P4" xml:id="id37" draw:id="id37" draw:layer="layout" svg:width="2.286cm" svg:height="0.889cm" svg:x="10.906cm" svg:y="21.32cm">
          <text:p text:style-name="P3"><text:span text:style-name="T2">frogger/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65" draw:id="id65" draw:layer="layout" svg:x1="8.81cm" svg:y1="19.097cm" svg:x2="10.906cm" svg:y2="21.764cm" draw:start-shape="id36" draw:start-glue-point="0" draw:end-shape="id37" draw:end-glue-point="3" svg:d="M8810 19097v2667h2096" svg:viewBox="0 0 2097 2668">
          <text:p/>
        </draw:connector>
        <draw:custom-shape draw:style-name="gr14" draw:text-style-name="P4" xml:id="id38" draw:id="id38" draw:layer="layout" svg:width="4.191cm" svg:height="0.889cm" svg:x="16.621cm" svg:y="21.32cm">
          <text:p text:style-name="P3"><text:span text:style-name="T2">frogger_game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40" draw:id="id40" draw:layer="layout" svg:width="2.54cm" svg:height="0.889cm" svg:x="16.621cm" svg:y="22.717cm">
          <text:p text:style-name="P3"><text:span text:style-name="T2">allegro/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42" draw:id="id42" draw:layer="layout" svg:width="1.778cm" svg:height="0.889cm" svg:x="16.621cm" svg:y="27.035cm">
          <text:p text:style-name="P3"><text:span text:style-name="T2">rpi/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39" draw:id="id39" draw:layer="layout" svg:x1="13.192cm" svg:y1="21.764cm" svg:x2="16.621cm" svg:y2="21.764cm" draw:start-shape="id37" draw:start-glue-point="1" draw:end-shape="id38" draw:end-glue-point="3" svg:d="M13192 21764h3429" svg:viewBox="0 0 3430 1">
          <text:p/>
        </draw:connector>
        <draw:connector draw:style-name="gr8" draw:text-style-name="P8" xml:id="id41" draw:id="id41" draw:layer="layout" svg:x1="14.906cm" svg:y1="21.764cm" svg:x2="16.621cm" svg:y2="23.161cm" draw:start-shape="id39" draw:start-glue-point="0" draw:end-shape="id40" draw:end-glue-point="3" svg:d="M14906 21764v1397h1715" svg:viewBox="0 0 1716 1398">
          <text:p/>
        </draw:connector>
        <draw:connector draw:style-name="gr8" draw:text-style-name="P8" xml:id="id59" draw:id="id59" draw:layer="layout" svg:x1="14.906cm" svg:y1="23.161cm" svg:x2="16.621cm" svg:y2="27.479cm" draw:start-shape="id41" draw:start-glue-point="0" draw:end-shape="id42" draw:end-glue-point="3" svg:d="M14906 23161v4318h1715" svg:viewBox="0 0 1716 4319">
          <text:p/>
        </draw:connector>
        <draw:custom-shape draw:style-name="gr20" draw:text-style-name="P7" xml:id="id43" draw:id="id43" draw:layer="layout" svg:width="2.794cm" svg:height="0.635cm" svg:x="22.336cm" svg:y="27.162cm">
          <text:p text:style-name="P5"><text:span text:style-name="T3">rpi_g</text:span><text:span text:style-name="T3">raphi</text:span><text:span text:style-name="T3">cs.c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45" draw:id="id45" draw:layer="layout" svg:width="2.794cm" svg:height="0.635cm" svg:x="22.336cm" svg:y="28.178cm">
          <text:p text:style-name="P5"><text:span text:style-name="T3">rpi_graphi</text:span><text:span text:style-name="T3">cs.h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47" draw:id="id47" draw:layer="layout" svg:width="2.413cm" svg:height="0.635cm" svg:x="22.336cm" svg:y="29.194cm">
          <text:p text:style-name="P5"><text:span text:style-name="T3">rpi_input.c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49" draw:id="id49" draw:layer="layout" svg:width="2.667cm" svg:height="0.635cm" svg:x="22.336cm" svg:y="30.21cm">
          <text:p text:style-name="P5"><text:span text:style-name="T3">rpi_output.c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51" draw:id="id51" draw:layer="layout" svg:width="2.667cm" svg:height="0.635cm" svg:x="22.336cm" svg:y="31.226cm">
          <text:p text:style-name="P5"><text:span text:style-name="T3">rpi_physics.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xml:id="id44" draw:id="id44" draw:layer="layout" svg:x1="18.399cm" svg:y1="27.479cm" svg:x2="22.336cm" svg:y2="27.479cm" draw:start-shape="id42" draw:start-glue-point="1" draw:end-shape="id43" draw:end-glue-point="3" svg:d="M18399 27479h3937" svg:viewBox="0 0 3938 1">
          <text:p/>
        </draw:connector>
        <draw:connector draw:style-name="gr8" draw:text-style-name="P8" xml:id="id46" draw:id="id46" draw:layer="layout" svg:x1="20.367cm" svg:y1="27.479cm" svg:x2="22.336cm" svg:y2="28.495cm" draw:start-shape="id44" draw:start-glue-point="0" draw:end-shape="id45" draw:end-glue-point="3" svg:d="M20367 27479v1016h1969" svg:viewBox="0 0 1970 1017">
          <text:p/>
        </draw:connector>
        <draw:connector draw:style-name="gr8" draw:text-style-name="P8" xml:id="id48" draw:id="id48" draw:layer="layout" svg:x1="20.367cm" svg:y1="28.495cm" svg:x2="22.336cm" svg:y2="29.511cm" draw:start-shape="id46" draw:start-glue-point="0" draw:end-shape="id47" draw:end-glue-point="3" svg:d="M20367 28495v1016h1969" svg:viewBox="0 0 1970 1017">
          <text:p/>
        </draw:connector>
        <draw:connector draw:style-name="gr8" draw:text-style-name="P8" xml:id="id50" draw:id="id50" draw:layer="layout" svg:x1="20.367cm" svg:y1="29.511cm" svg:x2="22.336cm" svg:y2="30.527cm" draw:start-shape="id48" draw:start-glue-point="0" draw:end-shape="id49" draw:end-glue-point="3" svg:d="M20367 29511v1016h1969" svg:viewBox="0 0 1970 1017">
          <text:p/>
        </draw:connector>
        <draw:connector draw:style-name="gr8" draw:text-style-name="P8" draw:layer="layout" svg:x1="20.367cm" svg:y1="30.527cm" svg:x2="22.336cm" svg:y2="31.543cm" draw:start-shape="id50" draw:start-glue-point="0" draw:end-shape="id51" draw:end-glue-point="3" svg:d="M20367 30527v1016h1969" svg:viewBox="0 0 1970 1017">
          <text:p/>
        </draw:connector>
        <draw:custom-shape draw:style-name="gr20" draw:text-style-name="P7" xml:id="id52" draw:id="id52" draw:layer="layout" svg:width="2.794cm" svg:height="0.635cm" svg:x="22.336cm" svg:y="22.844cm">
          <text:p text:style-name="P5"><text:span text:style-name="T3">allegro_init.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54" draw:id="id54" draw:layer="layout" svg:width="3.175cm" svg:height="0.635cm" svg:x="22.336cm" svg:y="23.86cm">
          <text:p text:style-name="P5"><text:span text:style-name="T3">allegro_input.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6" draw:id="id56" draw:layer="layout" svg:width="3.429cm" svg:height="0.635cm" svg:x="22.336cm" svg:y="24.876cm">
          <text:p text:style-name="P5"><text:span text:style-name="T3">allegro_</text:span><text:span text:style-name="T3">output.</text:span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8" draw:id="id58" draw:layer="layout" svg:width="3.429cm" svg:height="0.635cm" svg:x="22.336cm" svg:y="25.892cm">
          <text:p text:style-name="P5"><text:span text:style-name="T3">allegro</text:span><text:span text:style-name="T3">_physic</text:span><text:span text:style-name="T3">s.c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53" draw:id="id53" draw:layer="layout" svg:x1="19.161cm" svg:y1="23.161cm" svg:x2="22.336cm" svg:y2="23.161cm" draw:start-shape="id40" draw:start-glue-point="1" draw:end-shape="id52" draw:end-glue-point="3" svg:d="M19161 23161h3175" svg:viewBox="0 0 3176 1">
          <text:p/>
        </draw:connector>
        <draw:connector draw:style-name="gr8" draw:text-style-name="P8" xml:id="id55" draw:id="id55" draw:layer="layout" svg:x1="20.748cm" svg:y1="23.161cm" svg:x2="22.336cm" svg:y2="24.177cm" draw:start-shape="id53" draw:start-glue-point="0" draw:end-shape="id54" draw:end-glue-point="3" svg:d="M20748 23161v1016h1588" svg:viewBox="0 0 1589 1017">
          <text:p/>
        </draw:connector>
        <draw:connector draw:style-name="gr8" draw:text-style-name="P8" xml:id="id57" draw:id="id57" draw:layer="layout" svg:x1="20.748cm" svg:y1="24.177cm" svg:x2="22.336cm" svg:y2="25.193cm" draw:start-shape="id55" draw:start-glue-point="0" draw:end-shape="id56" draw:end-glue-point="3" svg:d="M20748 24177v1016h1588" svg:viewBox="0 0 1589 1017">
          <text:p/>
        </draw:connector>
        <draw:connector draw:style-name="gr8" draw:text-style-name="P8" draw:layer="layout" svg:x1="20.748cm" svg:y1="25.193cm" svg:x2="22.336cm" svg:y2="26.209cm" draw:start-shape="id57" draw:start-glue-point="0" draw:end-shape="id58" draw:end-glue-point="3" svg:d="M20748 25193v1016h1588" svg:viewBox="0 0 1589 1017">
          <text:p/>
        </draw:connector>
        <draw:custom-shape draw:style-name="gr23" draw:text-style-name="P7" xml:id="id60" draw:id="id60" draw:layer="layout" svg:width="3.556cm" svg:height="0.635cm" svg:x="16.621cm" svg:y="29.067cm">
          <text:p text:style-name="P5"><text:span text:style-name="T3">frogger_outp</text:span><text:span text:style-name="T3">ut.h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2" draw:id="id62" draw:layer="layout" svg:width="3.556cm" svg:height="0.635cm" svg:x="16.621cm" svg:y="30.083cm">
          <text:p text:style-name="P5"><text:span text:style-name="T3">frogger_physics.h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4" draw:id="id64" draw:layer="layout" svg:width="3.556cm" svg:height="0.635cm" svg:x="16.621cm" svg:y="31.099cm">
          <text:p text:style-name="P5"><text:span text:style-name="T3">frogger_physics.c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61" draw:id="id61" draw:layer="layout" svg:x1="14.906cm" svg:y1="27.479cm" svg:x2="16.621cm" svg:y2="29.384cm" draw:start-shape="id59" draw:start-glue-point="0" draw:end-shape="id60" draw:end-glue-point="3" svg:d="M14906 27479v1905h1715" svg:viewBox="0 0 1716 1906">
          <text:p/>
        </draw:connector>
        <draw:connector draw:style-name="gr8" draw:text-style-name="P8" xml:id="id63" draw:id="id63" draw:layer="layout" svg:x1="14.906cm" svg:y1="29.384cm" svg:x2="16.621cm" svg:y2="30.4cm" draw:start-shape="id61" draw:start-glue-point="0" draw:end-shape="id62" draw:end-glue-point="3" svg:d="M14906 29384v1016h1715" svg:viewBox="0 0 1716 1017">
          <text:p/>
        </draw:connector>
        <draw:connector draw:style-name="gr8" draw:text-style-name="P8" draw:layer="layout" svg:x1="14.906cm" svg:y1="30.4cm" svg:x2="16.621cm" svg:y2="31.416cm" draw:start-shape="id63" draw:start-glue-point="0" draw:end-shape="id64" draw:end-glue-point="3" svg:d="M14906 30400v1016h1715" svg:viewBox="0 0 1716 1017">
          <text:p/>
        </draw:connector>
        <draw:custom-shape draw:style-name="gr21" draw:text-style-name="P7" draw:layer="layout" svg:width="2.667cm" svg:height="0.635cm" svg:x="10.906cm" svg:y="24.241cm">
          <text:p text:style-name="P5"><text:span text:style-name="T3">gui_inpu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2.286cm" svg:height="0.635cm" svg:x="10.906cm" svg:y="23.225cm">
          <text:p text:style-name="P5"><text:span text:style-name="T3">gui_ini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2.667cm" svg:height="0.635cm" svg:x="10.906cm" svg:y="25.257cm">
          <text:p text:style-name="P5"><text:span text:style-name="T3">gui_type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2.667cm" svg:height="0.635cm" svg:x="10.906cm" svg:y="26.273cm">
          <text:p text:style-name="P5"><text:span text:style-name="T3">gui_type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xml:id="id68" draw:id="id68" draw:layer="layout" svg:width="2.667cm" svg:height="0.635cm" svg:x="10.911cm" svg:y="24.245cm">
          <text:p text:style-name="P5"><text:span text:style-name="T3">gui_inpu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66" draw:id="id66" draw:layer="layout" svg:width="2.286cm" svg:height="0.635cm" svg:x="10.911cm" svg:y="23.229cm">
          <text:p text:style-name="P5"><text:span text:style-name="T3">gui_ini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xml:id="id70" draw:id="id70" draw:layer="layout" svg:width="2.667cm" svg:height="0.635cm" svg:x="10.911cm" svg:y="25.261cm">
          <text:p text:style-name="P5"><text:span text:style-name="T3">gui_type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xml:id="id72" draw:id="id72" draw:layer="layout" svg:width="2.667cm" svg:height="0.635cm" svg:x="10.911cm" svg:y="26.277cm">
          <text:p text:style-name="P5"><text:span text:style-name="T3">gui_type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xml:id="id67" draw:id="id67" draw:layer="layout" svg:x1="8.81cm" svg:y1="21.764cm" svg:x2="10.911cm" svg:y2="23.546cm" draw:start-shape="id65" draw:start-glue-point="0" draw:end-shape="id66" draw:end-glue-point="3" svg:d="M8810 21764v1782h2101" svg:viewBox="0 0 2102 1783">
          <text:p/>
        </draw:connector>
        <draw:connector draw:style-name="gr8" draw:text-style-name="P8" xml:id="id69" draw:id="id69" draw:layer="layout" svg:x1="8.81cm" svg:y1="23.546cm" svg:x2="10.911cm" svg:y2="24.562cm" draw:start-shape="id67" draw:start-glue-point="0" draw:end-shape="id68" draw:end-glue-point="3" svg:d="M8810 23546v1016h2101" svg:viewBox="0 0 2102 1017">
          <text:p/>
        </draw:connector>
        <draw:connector draw:style-name="gr8" draw:text-style-name="P8" xml:id="id71" draw:id="id71" draw:layer="layout" svg:x1="8.81cm" svg:y1="24.562cm" svg:x2="10.911cm" svg:y2="25.578cm" draw:start-shape="id69" draw:start-glue-point="0" draw:end-shape="id70" draw:end-glue-point="3" svg:d="M8810 24562v1016h2101" svg:viewBox="0 0 2102 1017">
          <text:p/>
        </draw:connector>
        <draw:connector draw:style-name="gr8" draw:text-style-name="P8" draw:layer="layout" svg:x1="8.81cm" svg:y1="25.578cm" svg:x2="10.911cm" svg:y2="26.594cm" draw:start-shape="id71" draw:start-glue-point="0" draw:end-shape="id72" draw:end-glue-point="3" svg:d="M8810 25578v1016h2101" svg:viewBox="0 0 2102 1017">
          <text:p/>
        </draw:connector>
        <draw:custom-shape draw:style-name="gr12" draw:text-style-name="P4" xml:id="id73" draw:id="id73" draw:layer="layout" svg:width="2.794cm" svg:height="0.889cm" svg:x="5.318cm" svg:y="3.54cm">
          <text:p text:style-name="P3"><text:span text:style-name="T2">bitmaps/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74" draw:id="id74" draw:layer="layout" svg:width="2.413cm" svg:height="0.635cm" svg:x="10.779cm" svg:y="3.667cm">
          <text:p text:style-name="P5"><text:span text:style-name="T3">bitmaps.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76" draw:id="id76" draw:layer="layout" svg:width="2.413cm" svg:height="0.635cm" svg:x="10.779cm" svg:y="2.651cm">
          <text:p text:style-name="P5"><text:span text:style-name="T3">bitmaps.c</text:span></text:p>
          <draw:enhanced-geometry svg:viewBox="0 0 21600 21600" draw:type="rectangle" draw:enhanced-path="M 0 0 L 21600 0 21600 21600 0 21600 0 0 Z N"/>
        </draw:custom-shape>
        <draw:connector draw:style-name="gr8" draw:text-style-name="P8" xml:id="id75" draw:id="id75" draw:layer="layout" svg:x1="8.112cm" svg:y1="3.984cm" svg:x2="10.779cm" svg:y2="3.984cm" draw:start-shape="id73" draw:start-glue-point="1" draw:end-shape="id74" draw:end-glue-point="3" svg:d="M8112 3984h2667" svg:viewBox="0 0 2668 1">
          <text:p/>
        </draw:connector>
        <draw:connector draw:style-name="gr8" draw:text-style-name="P8" draw:layer="layout" svg:x1="9.445cm" svg:y1="3.984cm" svg:x2="10.779cm" svg:y2="2.968cm" draw:start-shape="id75" draw:start-glue-point="0" draw:end-shape="id76" draw:end-glue-point="3" svg:d="M9445 3984v-1016h1334" svg:viewBox="0 0 1335 1017">
          <text:p/>
        </draw:connector>
        <draw:connector draw:style-name="gr8" draw:text-style-name="P8" xml:id="id78" draw:id="id78" draw:layer="layout" svg:x1="3.413cm" svg:y1="2.905cm" svg:x2="5.318cm" svg:y2="3.984cm" draw:start-shape="id77" draw:start-glue-point="2" draw:end-shape="id73" draw:end-glue-point="3" svg:d="M3413 2905v1079h1905" svg:viewBox="0 0 1906 1080">
          <text:p/>
        </draw:connector>
        <draw:connector draw:style-name="gr8" draw:text-style-name="P8" xml:id="id79" draw:id="id79" draw:layer="layout" svg:x1="3.413cm" svg:y1="3.984cm" svg:x2="5.318cm" svg:y2="6.397cm" draw:start-shape="id78" draw:start-glue-point="0" draw:end-shape="id2" draw:end-glue-point="3" svg:d="M3413 3984v2413h1905" svg:viewBox="0 0 1906 2414">
          <text:p/>
        </draw:connector>
        <draw:connector draw:style-name="gr8" draw:text-style-name="P8" xml:id="id80" draw:id="id80" draw:layer="layout" svg:x1="3.413cm" svg:y1="6.397cm" svg:x2="5.318cm" svg:y2="8.429cm" draw:start-shape="id79" draw:start-glue-point="0" draw:end-shape="id5" draw:end-glue-point="3" svg:d="M3413 6397v2032h1905" svg:viewBox="0 0 1906 2033">
          <text:p/>
        </draw:connector>
        <draw:connector draw:style-name="gr8" draw:text-style-name="P8" xml:id="id81" draw:id="id81" draw:layer="layout" svg:x1="3.413cm" svg:y1="8.429cm" svg:x2="5.318cm" svg:y2="10.334cm" draw:start-shape="id80" draw:start-glue-point="0" draw:end-shape="id9" draw:end-glue-point="3" svg:d="M3413 8429v1905h1905" svg:viewBox="0 0 1906 1906">
          <text:p/>
        </draw:connector>
        <draw:connector draw:style-name="gr8" draw:text-style-name="P8" xml:id="id82" draw:id="id82" draw:layer="layout" svg:x1="3.413cm" svg:y1="10.334cm" svg:x2="5.318cm" svg:y2="11.858cm" draw:start-shape="id81" draw:start-glue-point="0" draw:end-shape="id32" draw:end-glue-point="3" svg:d="M3413 10334v1524h1905" svg:viewBox="0 0 1906 1525">
          <text:p/>
        </draw:connector>
        <draw:custom-shape draw:style-name="gr25" draw:text-style-name="P6" xml:id="id83" draw:id="id83" draw:layer="layout" svg:width="2.413cm" svg:height="0.635cm" svg:x="5.318cm" svg:y="12.938cm">
          <text:p text:style-name="P5"><text:span text:style-name="T3">main.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.413cm" svg:y1="11.858cm" svg:x2="5.318cm" svg:y2="13.255cm" draw:start-shape="id82" draw:start-glue-point="0" draw:end-shape="id83" draw:end-glue-point="3" svg:d="M3413 11858v1397h1905" svg:viewBox="0 0 1906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23:07:31.178221655</meta:creation-date>
    <dc:date>2018-07-05T23:59:50.690949450</dc:date>
    <meta:editing-duration>PT10M34S</meta:editing-duration>
    <meta:editing-cycles>2</meta:editing-cycles>
    <meta:generator>LibreOffice/5.1.6.2$Linux_X86_64 LibreOffice_project/10m0$Build-2</meta:generator>
    <meta:document-statistic meta:object-count="101"/>
  </office:meta>
</office:document-meta>
</file>